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est_5f_1" style:display-name="Test_1" style:family="table">
      <style:table-properties style:width="6.925in" table:align="margins"/>
    </style:style>
    <style:style style:name="Test_5f_1.A" style:display-name="Test_1.A" style:family="table-column">
      <style:table-column-properties style:column-width="3.4625in" style:rel-column-width="32767*"/>
    </style:style>
    <style:style style:name="Test_5f_1.B" style:display-name="Test_1.B" style:family="table-column">
      <style:table-column-properties style:column-width="3.4625in" style:rel-column-width="32768*"/>
    </style:style>
    <style:style style:name="Test_5f_1.A1" style:display-name="Test_1.A1" style:family="table-cell">
      <style:table-cell-properties fo:padding="0.0382in" fo:border-left="0.05pt solid #000000" fo:border-right="none" fo:border-top="0.05pt solid #000000" fo:border-bottom="0.05pt solid #000000"/>
    </style:style>
    <style:style style:name="Test_5f_1.B1" style:display-name="Test_1.B1" style:family="table-cell">
      <style:table-cell-properties fo:padding="0.0382in" fo:border="0.05pt solid #000000"/>
    </style:style>
    <style:style style:name="Test_5f_1.A2" style:display-name="Test_1.A2" style:family="table-cell">
      <style:table-cell-properties fo:padding="0.0382in" fo:border-left="0.05pt solid #000000" fo:border-right="none" fo:border-top="none" fo:border-bottom="0.05pt solid #000000"/>
    </style:style>
    <style:style style:name="Test_5f_1.B2" style:display-name="Test_1.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Nimbus Mono L" fo:font-size="10pt" officeooo:rsid="001b1840" officeooo:paragraph-rsid="001b1840" style:font-size-asian="10pt" style:font-size-complex="10pt"/>
    </style:style>
    <style:style style:name="P2" style:family="paragraph" style:parent-style-name="Header">
      <style:paragraph-properties fo:text-align="center" style:justify-single-word="false"/>
      <style:text-properties style:font-name="Nimbus Mono L" fo:font-size="14pt" officeooo:rsid="001b1840" officeooo:paragraph-rsid="001b1840" style:font-size-asian="14pt" style:font-size-complex="14pt"/>
    </style:style>
    <style:style style:name="P3" style:family="paragraph" style:parent-style-name="Footer">
      <style:paragraph-properties fo:text-align="end" style:justify-single-word="false"/>
    </style:style>
    <style:style style:name="P4" style:family="paragraph" style:parent-style-name="Standard">
      <style:text-properties style:font-name="Nimbus Mono L" officeooo:rsid="001b1840" officeooo:paragraph-rsid="001b1840"/>
    </style:style>
    <style:style style:name="P5" style:family="paragraph" style:parent-style-name="Standard">
      <style:text-properties style:font-name="Nimbus Mono L" fo:font-size="11pt" fo:font-weight="bold" officeooo:rsid="001b1840" officeooo:paragraph-rsid="001b1840" style:font-size-asian="11pt" style:font-weight-asian="bold" style:font-size-complex="11pt" style:font-weight-complex="bold"/>
    </style:style>
    <style:style style:name="P6" style:family="paragraph" style:parent-style-name="Standard">
      <style:text-properties style:font-name="Nimbus Mono L" fo:font-size="11pt" fo:font-weight="bold" officeooo:rsid="001b1840" officeooo:paragraph-rsid="00202cd8" style:font-size-asian="11pt" style:font-weight-asian="bold" style:font-size-complex="11pt" style:font-weight-complex="bold"/>
    </style:style>
    <style:style style:name="P7" style:family="paragraph" style:parent-style-name="Standard">
      <style:text-properties style:font-name="Nimbus Mono L" fo:font-size="11pt" fo:font-weight="bold" officeooo:rsid="001b1840" officeooo:paragraph-rsid="002279b5" style:font-size-asian="11pt" style:font-weight-asian="bold" style:font-size-complex="11pt" style:font-weight-complex="bold"/>
    </style:style>
    <style:style style:name="P8" style:family="paragraph" style:parent-style-name="Standard">
      <style:text-properties style:font-name="Nimbus Mono L" officeooo:rsid="001c9fd1" officeooo:paragraph-rsid="00202cd8"/>
    </style:style>
    <style:style style:name="P9" style:family="paragraph" style:parent-style-name="Standard">
      <style:text-properties style:font-name="Nimbus Mono L" officeooo:rsid="001b7e5a" officeooo:paragraph-rsid="001b1840"/>
    </style:style>
    <style:style style:name="P10" style:family="paragraph" style:parent-style-name="Table_20_Contents">
      <style:text-properties style:font-name="Nimbus Mono L" fo:font-size="8pt" fo:font-weight="normal" officeooo:rsid="001e856d" officeooo:paragraph-rsid="001e856d" style:font-size-asian="8pt" style:font-weight-asian="normal" style:font-size-complex="8pt" style:font-weight-complex="normal"/>
    </style:style>
    <style:style style:name="P11" style:family="paragraph" style:parent-style-name="Table_20_Contents">
      <style:text-properties style:font-name="Nimbus Mono L" fo:font-size="8pt" fo:font-weight="normal" officeooo:rsid="00202cd8" officeooo:paragraph-rsid="00202cd8" style:font-size-asian="8pt" style:font-weight-asian="normal" style:font-size-complex="8pt" style:font-weight-complex="normal"/>
    </style:style>
    <style:style style:name="P12" style:family="paragraph" style:parent-style-name="Standard">
      <style:text-properties style:font-name="Nimbus Mono L" fo:font-size="11pt" fo:font-weight="normal" officeooo:rsid="00202cd8" officeooo:paragraph-rsid="0030ae35" style:font-size-asian="11pt" style:font-weight-asian="normal" style:font-size-complex="11pt" style:font-weight-complex="normal"/>
    </style:style>
    <style:style style:name="P13" style:family="paragraph" style:parent-style-name="Standard">
      <style:text-properties style:font-name="Nimbus Mono L" fo:font-size="11pt" fo:font-weight="bold" officeooo:rsid="001b1840" officeooo:paragraph-rsid="0030ae35" style:font-size-asian="11pt" style:font-weight-asian="bold" style:font-size-complex="11pt" style:font-weight-complex="bold"/>
    </style:style>
    <style:style style:name="P14" style:family="paragraph" style:parent-style-name="Standard">
      <style:text-properties style:font-name="Nimbus Mono L" fo:font-size="11pt" fo:font-weight="bold" officeooo:rsid="001b1840" officeooo:paragraph-rsid="002279b5" style:font-size-asian="11pt" style:font-weight-asian="bold" style:font-size-complex="11pt" style:font-weight-complex="bold"/>
    </style:style>
    <style:style style:name="P15" style:family="paragraph" style:parent-style-name="Standard">
      <style:text-properties style:font-name="Nimbus Mono L" officeooo:rsid="001c9fd1" officeooo:paragraph-rsid="00202cd8"/>
    </style:style>
    <style:style style:name="P16" style:family="paragraph" style:parent-style-name="Standard">
      <style:paragraph-properties fo:break-before="page"/>
      <style:text-properties style:font-name="Nimbus Mono L" officeooo:rsid="001b1840" officeooo:paragraph-rsid="001b1840"/>
    </style:style>
    <style:style style:name="P17" style:family="paragraph" style:parent-style-name="Table_20_Contents">
      <style:text-properties style:font-name="Nimbus Mono L" fo:font-size="8pt" fo:font-weight="normal" officeooo:rsid="0030ae35" officeooo:paragraph-rsid="0030ae35" style:font-size-asian="8pt" style:font-weight-asian="normal" style:font-size-complex="8pt" style:font-weight-complex="normal"/>
    </style:style>
    <style:style style:name="P18" style:family="paragraph" style:parent-style-name="Table_20_Heading">
      <style:text-properties style:font-name="Nimbus Mono L" fo:font-size="8pt" fo:font-weight="normal" officeooo:rsid="0030ae35" officeooo:paragraph-rsid="0030ae35" style:font-size-asian="8pt" style:font-weight-asian="normal" style:font-size-complex="8pt" style:font-weight-complex="normal"/>
    </style:style>
    <style:style style:name="P19" style:family="paragraph" style:parent-style-name="Table_20_Heading">
      <style:text-properties style:font-name="Nimbus Mono L" fo:font-size="8pt" fo:font-weight="normal" officeooo:rsid="0030ae35" officeooo:paragraph-rsid="00324add" style:font-size-asian="8pt" style:font-weight-asian="normal" style:font-size-complex="8pt" style:font-weight-complex="normal"/>
    </style:style>
    <style:style style:name="T1" style:family="text">
      <style:text-properties officeooo:rsid="001c9fd1"/>
    </style:style>
    <style:style style:name="T2" style:family="text">
      <style:text-properties officeooo:rsid="001e856d"/>
    </style:style>
    <style:style style:name="T3" style:family="text">
      <style:text-properties fo:font-weight="normal" officeooo:rsid="00202cd8" style:font-weight-asian="normal" style:font-weight-complex="normal"/>
    </style:style>
    <style:style style:name="T4" style:family="text">
      <style:text-properties fo:font-weight="normal" officeooo:rsid="0024f60b" style:font-weight-asian="normal" style:font-weight-complex="normal"/>
    </style:style>
    <style:style style:name="T5" style:family="text">
      <style:text-properties fo:font-weight="normal" officeooo:rsid="0030ae35" style:font-weight-asian="normal" style:font-weight-complex="normal"/>
    </style:style>
    <style:style style:name="T6" style:family="text">
      <style:text-properties fo:font-weight="normal" officeooo:rsid="0032ac7a" style:font-weight-asian="normal" style:font-weight-complex="normal"/>
    </style:style>
    <style:style style:name="T7" style:family="text">
      <style:text-properties officeooo:rsid="002279b5"/>
    </style:style>
    <style:style style:name="T8" style:family="text">
      <style:text-properties officeooo:rsid="002da1fd"/>
    </style:style>
    <style:style style:name="T9" style:family="text">
      <style:text-properties officeooo:rsid="0030ae35"/>
    </style:style>
    <style:style style:name="T10" style:family="text">
      <style:text-properties officeooo:rsid="00324add"/>
    </style:style>
    <style:style style:name="T11" style:family="text">
      <style:text-properties officeooo:rsid="0033297a"/>
    </style:style>
    <style:style style:name="T12" style:family="text">
      <style:text-properties officeooo:rsid="0033fadc"/>
    </style:style>
    <style:style style:name="T13" style:family="text">
      <style:text-properties officeooo:rsid="0035e5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text:p>
      <text:p text:style-name="P8"><text:tab/><text:span text:style-name="T8">For this project, I plan on creating the animal, and the tiger, penguin, and turtle classes first. The animal class will have protected member variables; age(days?), cost, numBabies, baseFoodCost, and payoff. The specific animals will inherit the animal class, and will set the variables to the required values through the constructor. There will need to be setters/getters for the variables in order for events to interact with the values.</text:span></text:p>
      <text:p text:style-name="P8"><text:tab/></text:p>
      <text:p text:style-name="P8"><text:tab/><text:span text:style-name="T12">The zoo class will keep track of the bank, and all the animals in the zoo, as well as the daily turn operations. The user will start with some amount of money(determined through a a little testing) to buy 1-2 of each animal. Those animals will be one year old.</text:span></text:p>
      <text:p text:style-name="P8"/>
      <text:p text:style-name="P8"><text:tab/><text:span text:style-name="T12">The daily turns will age each animal, deduct the feeding cost per animal, and encounter a random event. I’m thinking the random event’s will serve best as a class their own, or at least a file of functions. I’ll try the events as functions first. </text:span></text:p>
      <text:p text:style-name="P8"/>
      <text:p text:style-name="P8"><text:tab/><text:span text:style-name="T13">Whether or not an event occurs, the end of the day begins with factoring the profit for the day from the payoff amounts. After the profits <text:s/>(or deficits) have been factored into the bank account of the zoo, the player is given an option to buy an adult(child bearing age) animal of their choice. </text:span></text:p>
      <text:p text:style-name="P8"/>
      <text:p text:style-name="P16">Testing plan: </text:p>
      <text:p text:style-name="P4"><text:tab/><text:span text:style-name="T2">I plan to alter the menu function to accept a string and an int, representing the menu string, and the maximum number of choices.</text:span></text:p>
      <text:p text:style-name="P5">Test 1</text:p>
      <table:table table:name="Test_1" table:style-name="Test_5f_1">
        <table:table-column table:style-name="Test_5f_1.A"/>
        <table:table-column table:style-name="Test_5f_1.B"/>
        <table:table-header-rows>
          <table:table-row>
            <table:table-cell table:style-name="Test_5f_1.A1" office:value-type="string">
              <text:p text:style-name="P18">menu(menuString, 2)</text:p>
            </table:table-cell>
            <table:table-cell table:style-name="Test_5f_1.B1" office:value-type="string">
              <text:p text:style-name="P18">Print the menu string</text:p>
            </table:table-cell>
          </table:table-row>
        </table:table-header-rows>
        <table:table-row>
          <table:table-cell table:style-name="Test_5f_1.A2" office:value-type="string">
            <text:p text:style-name="P10"/>
          </table:table-cell>
          <table:table-cell table:style-name="Test_5f_1.B2" office:value-type="string">
            <text:p text:style-name="P17">Error checked that a valid coice was made</text:p>
          </table:table-cell>
        </table:table-row>
      </table:table>
      <text:p text:style-name="P6"><text:tab/></text:p>
      <text:p text:style-name="P12"><text:tab/><text:span text:style-name="T9">While typing in absurdly long numbers, I realized my validator wasn’t correctly handling an stoi attempt at an invalid integer. I wrote a try/catch to handle the out_of_range error.</text:span> </text:p>
      <text:p text:style-name="P5">Test 2</text:p>
      <table:table table:name="Table1" table:style-name="Table1">
        <table:table-column table:style-name="Table1.A"/>
        <table:table-column table:style-name="Table1.B"/>
        <table:table-header-rows>
          <table:table-row>
            <table:table-cell table:style-name="Table1.A1" office:value-type="string">
              <text:p text:style-name="P18">Request for number of rounds</text:p>
            </table:table-cell>
            <table:table-cell table:style-name="Table1.B1" office:value-type="string">
              <text:p text:style-name="P18">Entered 23745673245687234657237452634</text:p>
            </table:table-cell>
          </table:table-row>
        </table:table-header-rows>
        <table:table-row>
          <table:table-cell table:style-name="Table1.A2" office:value-type="string">
            <text:p text:style-name="P17">Request for number of rounds repeated</text:p>
          </table:table-cell>
          <table:table-cell table:style-name="Table1.B2" office:value-type="string">
            <text:p text:style-name="P17">Entered 234</text:p>
          </table:table-cell>
        </table:table-row>
        <table:table-row>
          <table:table-cell table:style-name="Table1.A2" office:value-type="string">
            <text:p text:style-name="P17">Request moved on to player 1 die choice</text:p>
          </table:table-cell>
          <table:table-cell table:style-name="Table1.B2" office:value-type="string">
            <text:p text:style-name="P11"/>
          </table:table-cell>
        </table:table-row>
      </table:table>
      <text:p text:style-name="P5"/>
      <text:p text:style-name="P13"><text:tab/><text:span text:style-name="T5">With the menu, validators, and Die class written. I tested a few basic rolls.</text:span><text:span text:style-name="T3"> </text:span></text:p>
      <text:p text:style-name="P5">Test 3</text:p>
      <table:table table:name="Table2" table:style-name="Table2">
        <table:table-column table:style-name="Table2.A"/>
        <table:table-column table:style-name="Table2.B"/>
        <table:table-header-rows>
          <table:table-row>
            <table:table-cell table:style-name="Table2.A1" office:value-type="string">
              <text:p text:style-name="P18">P1 12-sided die <text:s/>P2 6-sided die x3 rnds</text:p>
            </table:table-cell>
            <table:table-cell table:style-name="Table2.B1" office:value-type="string">
              <text:p text:style-name="P18">[P1=9,P2=3][4,2][10,P1]</text:p>
            </table:table-cell>
          </table:table-row>
        </table:table-header-rows>
        <table:table-row>
          <table:table-cell table:style-name="Table2.A2" office:value-type="string">
            <text:p text:style-name="P19">P1 <text:span text:style-name="T10">32</text:span>-sided die <text:s/>P2 6<text:span text:style-name="T10">0</text:span>-sided die x<text:span text:style-name="T10">4</text:span> rnds</text:p>
          </table:table-cell>
          <table:table-cell table:style-name="Table2.B2" office:value-type="string">
            <text:p text:style-name="P19"><text:span text:style-name="T10">[P1=13,P2=57]</text:span>[<text:span text:style-name="T10">23</text:span>,<text:span text:style-name="T10">14</text:span>][<text:span text:style-name="T10">32</text:span>,2<text:span text:style-name="T10">9</text:span>][<text:span text:style-name="T10">9</text:span>,<text:span text:style-name="T10">4</text:span>1]</text:p>
          </table:table-cell>
        </table:table-row>
      </table:table>
      <text:p text:style-name="P9"/>
      <text:p text:style-name="P9"><text:tab/><text:span text:style-name="T9">Satisfied with the randomness of the rolls, I introduced the loaded die.</text:span></text:p>
      <text:p text:style-name="P7">Test <text:span text:style-name="T7">4</text:span></text:p>
      <table:table table:name="Table3" table:style-name="Table3">
        <table:table-column table:style-name="Table3.A"/>
        <table:table-column table:style-name="Table3.B"/>
        <table:table-header-rows>
          <table:table-row>
            <table:table-cell table:style-name="Table3.A1" office:value-type="string">
              <text:p text:style-name="P19">P1 <text:span text:style-name="T10">(loaded)</text:span>12-sided die <text:s/>P2 6-sided die x3 rnds</text:p>
            </table:table-cell>
            <table:table-cell table:style-name="Table3.B1" office:value-type="string">
              <text:p text:style-name="P19">[P1=<text:span text:style-name="T10">12</text:span>,P2=<text:span text:style-name="T10">5</text:span>][<text:span text:style-name="T10">9</text:span>,<text:span text:style-name="T10">1</text:span>][<text:span text:style-name="T10">12</text:span>,<text:span text:style-name="T10">4</text:span>]</text:p>
            </table:table-cell>
          </table:table-row>
        </table:table-header-rows>
        <table:table-row>
          <table:table-cell table:style-name="Table3.A2" office:value-type="string">
            <text:p text:style-name="P19">P1 <text:span text:style-name="T10">(loaded)32</text:span>-sided die <text:s/>P2 6<text:span text:style-name="T10">0</text:span>-sided die x<text:span text:style-name="T10">4</text:span> rnds</text:p>
          </table:table-cell>
          <table:table-cell table:style-name="Table3.B2" office:value-type="string">
            <text:p text:style-name="P19"><text:span text:style-name="T10">[P1=32,P2=17]</text:span>[<text:span text:style-name="T10">32</text:span>,<text:span text:style-name="T10">31</text:span>][<text:span text:style-name="T10">28</text:span>,<text:span text:style-name="T10">45</text:span>][<text:span text:style-name="T10">23</text:span>,<text:span text:style-name="T10">28</text:span>]</text:p>
          </table:table-cell>
        </table:table-row>
      </table:table>
      <text:p text:style-name="P7"><text:tab/></text:p>
      <text:p text:style-name="P7"><text:span text:style-name="T4"/></text:p>
      <text:p text:style-name="P7"><text:span text:style-name="T4"><text:tab/></text:span><text:span text:style-name="T6">Overall, I was able to implement this lab fairly smoothly. My only real hiccups were issues I should have discovered in the last lab/project. I’m thankful I solved those… at least to a further degree for now, and that I was able to figure out a way to make my menu function a little more modular. I found myself going down a deep dark rabbit hole trying to come up with something clever and ‘weighty’ to give the loaded die an edge, but after creating a total and checking the average on a few runs, I noticed that a few simple tweaks to the roll were giving me the weighted results I was looking to achieve. I wish I could have come up with a a more elegant solution to instantiated the Die objects as either Die or LoadedDie, but the if statements based on the choices is the best I could come up with for n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Nimbus Mono L" fo:font-size="10pt" officeooo:rsid="001b1840" officeooo:paragraph-rsid="001b1840" style:font-size-asian="10pt" style:font-size-complex="10pt"/>
    </style:style>
    <style:style style:name="MP2" style:family="paragraph" style:parent-style-name="Header">
      <style:paragraph-properties fo:text-align="center" style:justify-single-word="false"/>
      <style:text-properties style:font-name="Nimbus Mono L" fo:font-size="14pt" officeooo:rsid="001b1840" officeooo:paragraph-rsid="001b1840" style:font-size-asian="14pt" style:font-size-complex="14pt"/>
    </style:style>
    <style:style style:name="MP3" style:family="paragraph" style:parent-style-name="Footer">
      <style:paragraph-properties fo:text-align="end" style:justify-single-word="false"/>
    </style:style>
    <style:style style:name="MT1" style:family="text">
      <style:text-properties officeooo:rsid="001c9fd1"/>
    </style:style>
    <style:style style:name="MT2" style:family="text">
      <style:text-properties officeooo:rsid="0033297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oster, Sean</text:p>
        <text:p text:style-name="MP1">CS-16<text:span text:style-name="MT1">2</text:span></text:p>
        <text:p text:style-name="MP1">0<text:span text:style-name="MT1">3OCT</text:span>2017</text:p>
        <text:p text:style-name="MP2"><text:span text:style-name="MT2">Project 02</text:span></text:p>
      </style:header>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07:46:09.847999408</meta:creation-date>
    <dc:date>2017-10-13T00:04:35.959499385</dc:date>
    <meta:editing-duration>P1DT5H43M31S</meta:editing-duration>
    <meta:editing-cycles>12</meta:editing-cycles>
    <meta:generator>LibreOffice/5.1.6.2$Linux_X86_64 LibreOffice_project/10m0$Build-2</meta:generator>
    <meta:document-statistic meta:table-count="4" meta:image-count="0" meta:object-count="0" meta:page-count="2" meta:paragraph-count="39" meta:word-count="544" meta:character-count="3125" meta:non-whitespace-character-count="2593"/>
  </office:meta>
</office:document-meta>
</file>